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oppins" svg:font-family="Poppins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063in" table:align="left"/>
    </style:style>
    <style:style style:name="Table1.A" style:family="table-column">
      <style:table-column-properties style:column-width="4.9063in"/>
    </style:style>
    <style:style style:name="Table1.A1" style:family="table-cell">
      <style:table-cell-properties style:vertical-align="middle" fo:padding-left="0in" fo:padding-right="0in" fo:padding-top="0.1042in" fo:padding-bottom="0in" fo:border-left="none" fo:border-right="none" fo:border-top="0.05pt solid #ededed" fo:border-bottom="none"/>
    </style:style>
    <style:style style:name="P1" style:family="paragraph" style:parent-style-name="Standard">
      <style:text-properties fo:font-size="14pt" officeooo:rsid="000de3f3" officeooo:paragraph-rsid="000f46d4" style:font-size-asian="12.25pt" style:font-size-complex="14pt"/>
    </style:style>
    <style:style style:name="P2" style:family="paragraph" style:parent-style-name="Standard">
      <style:text-properties fo:font-size="14pt" officeooo:rsid="00121387" officeooo:paragraph-rsid="00121387" style:font-size-asian="12.25pt" style:font-size-complex="14pt"/>
    </style:style>
    <style:style style:name="P3" style:family="paragraph" style:parent-style-name="Standard" style:list-style-name="L2">
      <style:text-properties fo:font-size="14pt" officeooo:rsid="00173c2f" officeooo:paragraph-rsid="00173c2f" style:font-size-asian="12.25pt" style:font-size-complex="14pt"/>
    </style:style>
    <style:style style:name="P4" style:family="paragraph" style:parent-style-name="Standard" style:list-style-name="L2">
      <style:text-properties fo:font-size="14pt" officeooo:rsid="00173c2f" officeooo:paragraph-rsid="001dbdfd" style:font-size-asian="12.25pt" style:font-size-complex="14pt"/>
    </style:style>
    <style:style style:name="P5" style:family="paragraph" style:parent-style-name="Standard">
      <style:text-properties fo:font-size="14pt" officeooo:rsid="00484572" officeooo:paragraph-rsid="00484572" style:font-size-asian="12.25pt" style:font-size-complex="14pt"/>
    </style:style>
    <style:style style:name="P6" style:family="paragraph" style:parent-style-name="Standard">
      <style:text-properties fo:font-size="14pt" fo:font-weight="bold" officeooo:rsid="00484572" officeooo:paragraph-rsid="00484572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48f52f" officeooo:paragraph-rsid="0048f52f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49f965" officeooo:paragraph-rsid="0049f965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4b02eb" officeooo:paragraph-rsid="004b02eb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4cdc66" officeooo:paragraph-rsid="004cdc66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4de714" officeooo:paragraph-rsid="004de714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4ef675" officeooo:paragraph-rsid="004ef675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4fc6c9" officeooo:paragraph-rsid="004fc6c9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55e9e3" officeooo:paragraph-rsid="0055e9e3" style:font-size-asian="12.25pt" style:font-weight-asian="bold" style:font-size-complex="14pt" style:font-weight-complex="bold"/>
    </style:style>
    <style:style style:name="P15" style:family="paragraph" style:parent-style-name="Standard" style:list-style-name="L13">
      <style:text-properties fo:font-size="14pt" fo:font-weight="bold" officeooo:rsid="0055e9e3" officeooo:paragraph-rsid="0055e9e3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74051d" officeooo:paragraph-rsid="0074051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break-before="page"/>
      <style:text-properties fo:font-size="14pt" fo:font-weight="bold" officeooo:rsid="0075be95" officeooo:paragraph-rsid="0075be95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770a75" officeooo:paragraph-rsid="00770a75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789ec1" officeooo:paragraph-rsid="00789ec1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7b2497" officeooo:paragraph-rsid="007b2497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48c782" officeooo:paragraph-rsid="0048c782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48f52f" officeooo:paragraph-rsid="0048f52f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text-properties officeooo:paragraph-rsid="00121387"/>
    </style:style>
    <style:style style:name="P24" style:family="paragraph" style:parent-style-name="Standard" style:list-style-name="L1">
      <style:text-properties officeooo:rsid="00155dca" officeooo:paragraph-rsid="00155dca"/>
    </style:style>
    <style:style style:name="P25" style:family="paragraph" style:parent-style-name="Standard">
      <style:text-properties officeooo:paragraph-rsid="0015eda2"/>
    </style:style>
    <style:style style:name="P26" style:family="paragraph" style:parent-style-name="Standard">
      <style:text-properties officeooo:paragraph-rsid="0016fab7"/>
    </style:style>
    <style:style style:name="P27" style:family="paragraph" style:parent-style-name="Standard">
      <style:text-properties officeooo:paragraph-rsid="001f2eaf"/>
    </style:style>
    <style:style style:name="P28" style:family="paragraph" style:parent-style-name="Standard" style:list-style-name="L4">
      <style:text-properties officeooo:rsid="001f2eaf" officeooo:paragraph-rsid="001f2eaf"/>
    </style:style>
    <style:style style:name="P29" style:family="paragraph" style:parent-style-name="Standard">
      <style:text-properties officeooo:rsid="00208e94" officeooo:paragraph-rsid="00208e94"/>
    </style:style>
    <style:style style:name="P30" style:family="paragraph" style:parent-style-name="Standard">
      <style:text-properties officeooo:rsid="00218451" officeooo:paragraph-rsid="00218451"/>
    </style:style>
    <style:style style:name="P31" style:family="paragraph" style:parent-style-name="Standard" style:list-style-name="L5">
      <style:text-properties officeooo:rsid="00222a42" officeooo:paragraph-rsid="00222a42"/>
    </style:style>
    <style:style style:name="P32" style:family="paragraph" style:parent-style-name="Standard">
      <style:text-properties fo:font-weight="bold" officeooo:rsid="00222a42" officeooo:paragraph-rsid="00222a42" style:font-weight-asian="bold" style:font-weight-complex="bold"/>
    </style:style>
    <style:style style:name="P33" style:family="paragraph" style:parent-style-name="Standard">
      <style:text-properties fo:font-weight="bold" officeooo:rsid="0023c98c" officeooo:paragraph-rsid="0023c98c" style:font-weight-asian="bold" style:font-weight-complex="bold"/>
    </style:style>
    <style:style style:name="P34" style:family="paragraph" style:parent-style-name="Standard">
      <style:text-properties fo:font-weight="bold" officeooo:paragraph-rsid="0015eda2" style:font-weight-asian="bold" style:font-weight-complex="bold"/>
    </style:style>
    <style:style style:name="P35" style:family="paragraph" style:parent-style-name="Standard">
      <style:text-properties fo:font-weight="bold" officeooo:rsid="00383fd9" officeooo:paragraph-rsid="003fd000" style:font-weight-asian="bold" style:font-weight-complex="bold"/>
    </style:style>
    <style:style style:name="P36" style:family="paragraph" style:parent-style-name="Standard" style:list-style-name="L6">
      <style:text-properties fo:font-weight="normal" officeooo:rsid="0023c98c" officeooo:paragraph-rsid="0023c98c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23c98c" officeooo:paragraph-rsid="00317858" style:font-weight-asian="normal" style:font-weight-complex="normal"/>
    </style:style>
    <style:style style:name="P38" style:family="paragraph" style:parent-style-name="Standard">
      <style:text-properties fo:font-weight="normal" officeooo:rsid="0023c98c" officeooo:paragraph-rsid="0023c98c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2b6717" officeooo:paragraph-rsid="002b6717" style:font-weight-asian="normal" style:font-weight-complex="normal"/>
    </style:style>
    <style:style style:name="P40" style:family="paragraph" style:parent-style-name="Standard">
      <style:text-properties fo:font-weight="normal" officeooo:rsid="002c301e" officeooo:paragraph-rsid="002c301e" style:font-weight-asian="normal" style:font-weight-complex="normal"/>
    </style:style>
    <style:style style:name="P41" style:family="paragraph" style:parent-style-name="Standard" style:list-style-name="L7">
      <style:text-properties fo:font-weight="normal" officeooo:rsid="002c301e" officeooo:paragraph-rsid="002c301e" style:font-weight-asian="normal" style:font-weight-complex="normal"/>
    </style:style>
    <style:style style:name="P42" style:family="paragraph" style:parent-style-name="Standard" style:list-style-name="L6">
      <style:text-properties fo:font-weight="normal" officeooo:rsid="00317858" officeooo:paragraph-rsid="00317858" style:font-weight-asian="normal" style:font-weight-complex="normal"/>
    </style:style>
    <style:style style:name="P43" style:family="paragraph" style:parent-style-name="Standard" style:list-style-name="L7">
      <style:text-properties fo:font-weight="normal" officeooo:rsid="00326580" officeooo:paragraph-rsid="00326580" style:font-weight-asian="normal" style:font-weight-complex="normal"/>
    </style:style>
    <style:style style:name="P44" style:family="paragraph" style:parent-style-name="Standard" style:list-style-name="L7">
      <style:text-properties fo:font-weight="normal" officeooo:rsid="00326580" officeooo:paragraph-rsid="0034464b" style:font-weight-asian="normal" style:font-weight-complex="normal"/>
    </style:style>
    <style:style style:name="P45" style:family="paragraph" style:parent-style-name="Standard" style:list-style-name="L8">
      <style:text-properties officeooo:rsid="003dd5ae" officeooo:paragraph-rsid="003e4f59"/>
    </style:style>
    <style:style style:name="P46" style:family="paragraph" style:parent-style-name="Standard">
      <style:text-properties officeooo:rsid="003dd5ae" officeooo:paragraph-rsid="0041c14f"/>
    </style:style>
    <style:style style:name="P47" style:family="paragraph" style:parent-style-name="Standard" style:list-style-name="L8">
      <style:text-properties officeooo:paragraph-rsid="003dd5ae"/>
    </style:style>
    <style:style style:name="P48" style:family="paragraph" style:parent-style-name="Standard">
      <style:text-properties officeooo:rsid="00404f34" officeooo:paragraph-rsid="00404f34"/>
    </style:style>
    <style:style style:name="P49" style:family="paragraph" style:parent-style-name="Standard" style:list-style-name="L9">
      <style:text-properties officeooo:rsid="00404f34" officeooo:paragraph-rsid="00404f34"/>
    </style:style>
    <style:style style:name="P50" style:family="paragraph" style:parent-style-name="Standard" style:list-style-name="L11">
      <style:text-properties officeooo:rsid="00404f34" officeooo:paragraph-rsid="00404f34"/>
    </style:style>
    <style:style style:name="P51" style:family="paragraph" style:parent-style-name="Standard">
      <style:text-properties fo:font-size="18pt" fo:font-weight="bold" officeooo:rsid="00404f34" officeooo:paragraph-rsid="00404f34" style:font-size-asian="18pt" style:font-weight-asian="bold" style:font-size-complex="18pt" style:font-weight-complex="bold"/>
    </style:style>
    <style:style style:name="P52" style:family="paragraph" style:parent-style-name="Standard" style:list-style-name="L10">
      <style:text-properties fo:font-size="18pt" fo:font-weight="bold" officeooo:rsid="00404f34" officeooo:paragraph-rsid="00404f34" style:font-size-asian="18pt" style:font-weight-asian="bold" style:font-size-complex="18pt" style:font-weight-complex="bold"/>
    </style:style>
    <style:style style:name="P53" style:family="paragraph" style:parent-style-name="Standard" style:list-style-name="L10">
      <style:text-properties fo:font-size="18pt" fo:font-weight="bold" officeooo:rsid="00404f34" officeooo:paragraph-rsid="0041651a" style:font-size-asian="18pt" style:font-weight-asian="bold" style:font-size-complex="18pt" style:font-weight-complex="bold"/>
    </style:style>
    <style:style style:name="P54" style:family="paragraph" style:parent-style-name="Standard">
      <style:text-properties fo:font-size="18pt" fo:font-weight="bold" officeooo:rsid="0041c14f" officeooo:paragraph-rsid="0041c14f" style:font-size-asian="18pt" style:font-weight-asian="bold" style:font-size-complex="18pt" style:font-weight-complex="bold"/>
    </style:style>
    <style:style style:name="P55" style:family="paragraph" style:parent-style-name="Standard" style:list-style-name="L10">
      <style:text-properties fo:font-size="18pt" fo:font-weight="bold" officeooo:rsid="0041c14f" officeooo:paragraph-rsid="0041c14f" style:font-size-asian="18pt" style:font-weight-asian="bold" style:font-size-complex="18pt" style:font-weight-complex="bold"/>
    </style:style>
    <style:style style:name="P56" style:family="paragraph" style:parent-style-name="Standard" style:list-style-name="L10">
      <style:text-properties fo:font-size="18pt" fo:font-weight="bold" officeooo:rsid="0042974c" officeooo:paragraph-rsid="0042974c" style:font-size-asian="18pt" style:font-weight-asian="bold" style:font-size-complex="18pt" style:font-weight-complex="bold"/>
    </style:style>
    <style:style style:name="P57" style:family="paragraph" style:parent-style-name="Standard" style:list-style-name="L10">
      <style:text-properties fo:font-size="18pt" fo:font-weight="bold" officeooo:rsid="004312cc" officeooo:paragraph-rsid="004312cc" style:font-size-asian="18pt" style:font-weight-asian="bold" style:font-size-complex="18pt" style:font-weight-complex="bold"/>
    </style:style>
    <style:style style:name="P58" style:family="paragraph" style:parent-style-name="Standard">
      <style:text-properties officeooo:rsid="0041c14f" officeooo:paragraph-rsid="0041c14f"/>
    </style:style>
    <style:style style:name="P59" style:family="paragraph" style:parent-style-name="Standard" style:list-style-name="L12">
      <style:text-properties officeooo:rsid="0041c14f" officeooo:paragraph-rsid="0041c14f"/>
    </style:style>
    <style:style style:name="P60" style:family="paragraph" style:parent-style-name="Standard" style:list-style-name="L10">
      <style:text-properties officeooo:paragraph-rsid="00404f34"/>
    </style:style>
    <style:style style:name="P61" style:family="paragraph" style:parent-style-name="Standard">
      <style:text-properties fo:font-size="16pt" fo:font-weight="bold" officeooo:rsid="0048c782" officeooo:paragraph-rsid="0048c782" style:font-size-asian="16pt" style:font-weight-asian="bold" style:font-size-complex="16pt" style:font-weight-complex="bold"/>
    </style:style>
    <style:style style:name="P62" style:family="paragraph" style:parent-style-name="Standard" style:list-style-name="L13">
      <style:text-properties fo:font-size="16pt" fo:font-weight="bold" officeooo:rsid="0055e9e3" officeooo:paragraph-rsid="0058ffaa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6pt" fo:font-weight="bold" officeooo:rsid="0071e428" officeooo:paragraph-rsid="0071e428" style:font-size-asian="14pt" style:font-weight-asian="bold" style:font-size-complex="16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6pt" fo:font-weight="bold" officeooo:rsid="0072a0f0" officeooo:paragraph-rsid="0072a0f0" style:font-size-asian="14pt" style:font-weight-asian="bold" style:font-size-complex="16pt" style:font-weight-complex="bold"/>
    </style:style>
    <style:style style:name="P65" style:family="paragraph" style:parent-style-name="Standard" style:list-style-name="L13">
      <style:text-properties fo:font-size="16pt" fo:font-weight="normal" officeooo:rsid="005a2a6d" officeooo:paragraph-rsid="005a2a6d" style:font-size-asian="16pt" style:font-weight-asian="normal" style:font-size-complex="16pt" style:font-weight-complex="normal"/>
    </style:style>
    <style:style style:name="P66" style:family="paragraph" style:parent-style-name="Standard" style:list-style-name="L13">
      <style:text-properties fo:font-size="16pt" fo:font-weight="normal" officeooo:rsid="005bb347" officeooo:paragraph-rsid="005bb347" style:font-size-asian="16pt" style:font-weight-asian="normal" style:font-size-complex="16pt" style:font-weight-complex="normal"/>
    </style:style>
    <style:style style:name="P67" style:family="paragraph" style:parent-style-name="Standard" style:list-style-name="L13">
      <style:text-properties fo:font-size="16pt" fo:font-weight="normal" officeooo:rsid="005d2027" officeooo:paragraph-rsid="005d2027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6pt" fo:font-weight="normal" officeooo:rsid="005e20ef" officeooo:paragraph-rsid="005e20ef" style:font-size-asian="14pt" style:font-weight-asian="normal" style:font-size-complex="16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6pt" fo:font-weight="normal" officeooo:rsid="0060063b" officeooo:paragraph-rsid="0060063b" style:font-size-asian="14pt" style:font-weight-asian="normal" style:font-size-complex="16pt" style:font-weight-complex="normal"/>
    </style:style>
    <style:style style:name="P70" style:family="paragraph" style:parent-style-name="Standard" style:list-style-name="L14">
      <style:paragraph-properties fo:text-align="start" style:justify-single-word="false"/>
      <style:text-properties fo:font-size="16pt" fo:font-weight="normal" officeooo:rsid="0060063b" officeooo:paragraph-rsid="0060063b" style:font-size-asian="14pt" style:font-weight-asian="normal" style:font-size-complex="16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6pt" fo:font-weight="normal" officeooo:rsid="006cd85d" officeooo:paragraph-rsid="006cd85d" style:font-size-asian="14pt" style:font-weight-asian="normal" style:font-size-complex="16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6pt" fo:font-weight="normal" officeooo:rsid="006cf228" officeooo:paragraph-rsid="006cf228" style:font-size-asian="14pt" style:font-weight-asian="normal" style:font-size-complex="16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6pt" fo:font-weight="normal" officeooo:rsid="006e7c9e" officeooo:paragraph-rsid="006e7c9e" style:font-size-asian="14pt" style:font-weight-asian="normal" style:font-size-complex="16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6pt" fo:font-weight="normal" officeooo:rsid="00709932" officeooo:paragraph-rsid="00709932" style:font-size-asian="14pt" style:font-weight-asian="normal" style:font-size-complex="16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26pt" fo:font-weight="bold" officeooo:rsid="0051ed60" officeooo:paragraph-rsid="0051ed60" style:font-size-asian="26pt" style:font-weight-asian="bold" style:font-size-complex="2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28pt" fo:font-weight="bold" officeooo:rsid="0053add2" officeooo:paragraph-rsid="0053add2" style:font-size-asian="28pt" style:font-weight-asian="bold" style:font-size-complex="28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28pt" fo:font-weight="bold" officeooo:rsid="005e20ef" officeooo:paragraph-rsid="005e20ef" style:font-size-asian="28pt" style:font-weight-asian="bold" style:font-size-complex="28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28pt" fo:font-weight="bold" officeooo:rsid="00709932" officeooo:paragraph-rsid="00709932" style:font-size-asian="28pt" style:font-weight-asian="bold" style:font-size-complex="28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28pt" officeooo:rsid="0060f295" officeooo:paragraph-rsid="0060f295" style:font-size-asian="28pt" style:font-size-complex="28pt"/>
    </style:style>
    <style:style style:name="P80" style:family="paragraph" style:parent-style-name="Text_20_body">
      <style:text-properties officeooo:paragraph-rsid="00442399"/>
    </style:style>
    <style:style style:name="P81" style:family="paragraph" style:parent-style-name="Text_20_body">
      <style:paragraph-properties fo:margin-left="0in" fo:margin-right="0in" fo:margin-top="0in" fo:margin-bottom="0.1965in" style:contextual-spacing="false" fo:orphans="2" fo:widows="2" fo:text-indent="0in" style:auto-text-indent="false"/>
    </style:style>
    <style:style style:name="P82" style:family="paragraph" style:parent-style-name="Text_20_body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style:font-name="Poppins" fo:font-size="11.25pt" fo:letter-spacing="normal" fo:font-style="normal" fo:font-weight="normal"/>
    </style:style>
    <style:style style:name="P83" style:family="paragraph" style:parent-style-name="Text_20_body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style:font-name="Poppins" fo:font-size="14pt" fo:letter-spacing="normal" fo:font-style="normal" fo:font-weight="normal" officeooo:rsid="004694f0" officeooo:paragraph-rsid="004694f0" style:font-size-asian="14pt" style:font-size-complex="14pt"/>
    </style:style>
    <style:style style:name="P84" style:family="paragraph" style:parent-style-name="Text_20_body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style:font-name="Poppins" fo:font-size="14pt" fo:letter-spacing="normal" fo:font-style="normal" fo:font-weight="normal" officeooo:rsid="006244fc" officeooo:paragraph-rsid="006244fc" style:font-size-asian="14pt" style:font-size-complex="14pt"/>
    </style:style>
    <style:style style:name="P85" style:family="paragraph" style:parent-style-name="Text_20_body">
      <style:paragraph-properties fo:margin-left="0in" fo:margin-right="0in" fo:margin-top="0in" fo:margin-bottom="0.078in" style:contextual-spacing="false" fo:line-height="100%" fo:orphans="2" fo:widows="2" fo:text-indent="0in" style:auto-text-indent="false"/>
      <style:text-properties fo:font-variant="normal" fo:text-transform="none" fo:color="#000000" loext:opacity="100%" style:font-name="Poppins" fo:font-size="14pt" fo:letter-spacing="normal" fo:font-style="normal" fo:font-weight="bold" officeooo:rsid="006244fc" officeooo:paragraph-rsid="006244fc" style:font-size-asian="14pt" style:font-weight-asian="bold" style:font-size-complex="14pt" style:font-weight-complex="bold"/>
    </style:style>
    <style:style style:name="P86" style:family="paragraph" style:parent-style-name="Text_20_body">
      <style:paragraph-properties fo:margin-left="0in" fo:margin-right="0in" fo:margin-top="0in" fo:margin-bottom="0.0382in" style:contextual-spacing="false" fo:line-height="100%" fo:orphans="2" fo:widows="2" fo:text-indent="0in" style:auto-text-indent="false"/>
      <style:text-properties fo:font-variant="normal" fo:text-transform="none" fo:color="#000000" loext:opacity="100%" style:font-name="Poppins" fo:font-size="14pt" fo:letter-spacing="normal" fo:font-style="normal" fo:font-weight="bold" officeooo:rsid="006244fc" officeooo:paragraph-rsid="006244fc" style:font-size-asian="14pt" style:font-weight-asian="bold" style:font-size-complex="14pt" style:font-weight-complex="bold"/>
    </style:style>
    <style:style style:name="P87" style:family="paragraph" style:parent-style-name="Text_20_body">
      <style:paragraph-properties fo:margin-left="0in" fo:margin-right="0in" fo:margin-top="0in" fo:margin-bottom="0.1571in" style:contextual-spacing="false" fo:line-height="100%" fo:orphans="2" fo:widows="2" fo:text-indent="0in" style:auto-text-indent="false"/>
      <style:text-properties fo:font-variant="normal" fo:text-transform="none" fo:color="#000000" loext:opacity="100%" style:font-name="Poppins" fo:font-size="14pt" fo:letter-spacing="normal" fo:font-style="normal" fo:font-weight="bold" officeooo:rsid="006244fc" officeooo:paragraph-rsid="006244fc" style:font-size-asian="14pt" style:font-weight-asian="bold" style:font-size-complex="14pt" style:font-weight-complex="bold"/>
    </style:style>
    <style:style style:name="P88" style:family="paragraph" style:parent-style-name="Text_20_body">
      <style:paragraph-properties fo:margin-left="0in" fo:margin-right="0in" fo:margin-top="0in" fo:margin-bottom="0.078in" style:contextual-spacing="false" fo:line-height="100%" fo:orphans="2" fo:widows="2" fo:text-indent="0in" style:auto-text-indent="false"/>
      <style:text-properties fo:font-variant="normal" fo:text-transform="none" fo:color="#000000" loext:opacity="100%" style:font-name="Poppins" fo:font-size="14pt" fo:letter-spacing="normal" fo:font-style="normal" fo:font-weight="bold" officeooo:rsid="00636f65" officeooo:paragraph-rsid="00636f65" style:font-size-asian="14pt" style:font-weight-asian="bold" style:font-size-complex="14pt" style:font-weight-complex="bold"/>
    </style:style>
    <style:style style:name="P89" style:family="paragraph" style:parent-style-name="Text_20_body">
      <style:paragraph-properties fo:margin-left="0in" fo:margin-right="0in" fo:margin-top="0in" fo:margin-bottom="0.078in" style:contextual-spacing="false" fo:line-height="100%" fo:orphans="2" fo:widows="2" fo:text-indent="0in" style:auto-text-indent="false"/>
      <style:text-properties fo:font-variant="normal" fo:text-transform="none" fo:color="#000000" loext:opacity="100%" style:font-name="Poppins" fo:font-size="14pt" fo:letter-spacing="normal" fo:font-style="normal" fo:font-weight="bold" officeooo:rsid="00659472" officeooo:paragraph-rsid="00659472" style:font-size-asian="14pt" style:font-weight-asian="bold" style:font-size-complex="14pt" style:font-weight-complex="bold"/>
    </style:style>
    <style:style style:name="P90" style:family="paragraph" style:parent-style-name="Text_20_body">
      <style:paragraph-properties fo:margin-left="0in" fo:margin-right="0in" fo:margin-top="0in" fo:margin-bottom="0.078in" style:contextual-spacing="false" fo:line-height="100%" fo:orphans="2" fo:widows="2" fo:text-indent="0in" style:auto-text-indent="false"/>
      <style:text-properties fo:font-variant="normal" fo:text-transform="none" fo:color="#000000" loext:opacity="100%" style:font-name="Poppins" fo:font-size="14pt" fo:letter-spacing="normal" fo:font-style="normal" fo:font-weight="bold" officeooo:rsid="00677f39" officeooo:paragraph-rsid="00677f39" style:font-size-asian="14pt" style:font-weight-asian="bold" style:font-size-complex="14pt" style:font-weight-complex="bold"/>
    </style:style>
    <style:style style:name="P91" style:family="paragraph" style:parent-style-name="Text_20_body">
      <style:paragraph-properties fo:margin-left="0in" fo:margin-right="0in" fo:margin-top="0in" fo:margin-bottom="0.078in" style:contextual-spacing="false" fo:line-height="100%" fo:orphans="2" fo:widows="2" fo:text-indent="0in" style:auto-text-indent="false"/>
      <style:text-properties fo:font-variant="normal" fo:text-transform="none" fo:color="#000000" loext:opacity="100%" style:font-name="Poppins" fo:font-size="14pt" fo:letter-spacing="normal" fo:font-style="normal" fo:font-weight="bold" officeooo:rsid="0067d6e2" officeooo:paragraph-rsid="0067d6e2" style:font-size-asian="14pt" style:font-weight-asian="bold" style:font-size-complex="14pt" style:font-weight-complex="bold"/>
    </style:style>
    <style:style style:name="P92" style:family="paragraph" style:parent-style-name="Text_20_body">
      <style:paragraph-properties fo:margin-left="0in" fo:margin-right="0in" fo:margin-top="0in" fo:margin-bottom="0.078in" style:contextual-spacing="false" fo:line-height="100%" fo:orphans="2" fo:widows="2" fo:text-indent="0in" style:auto-text-indent="false"/>
      <style:text-properties fo:font-variant="normal" fo:text-transform="none" fo:color="#000000" loext:opacity="100%" style:font-name="Poppins" fo:font-size="14pt" fo:letter-spacing="normal" fo:font-style="normal" fo:font-weight="bold" officeooo:rsid="0068a2ae" officeooo:paragraph-rsid="0068a2ae" style:font-size-asian="14pt" style:font-weight-asian="bold" style:font-size-complex="14pt" style:font-weight-complex="bold"/>
    </style:style>
    <style:style style:name="P93" style:family="paragraph" style:parent-style-name="Text_20_body">
      <style:text-properties officeooo:rsid="003dd5ae" officeooo:paragraph-rsid="0041c14f"/>
    </style:style>
    <style:style style:name="P94" style:family="paragraph" style:parent-style-name="Text_20_body">
      <style:paragraph-properties fo:margin-left="0in" fo:margin-right="0in" fo:margin-top="0in" fo:margin-bottom="0.078in" style:contextual-spacing="false" fo:line-height="100%" fo:orphans="2" fo:widows="2" fo:text-indent="0in" style:auto-text-indent="false"/>
      <style:text-properties officeooo:paragraph-rsid="006a4034"/>
    </style:style>
    <style:style style:name="T1" style:family="text">
      <style:text-properties officeooo:rsid="000f46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872c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121387" style:font-size-asian="12.25pt" style:font-size-complex="14pt"/>
    </style:style>
    <style:style style:name="T6" style:family="text">
      <style:text-properties fo:font-size="14pt" officeooo:rsid="0015eda2" style:font-size-asian="12.25pt" style:font-size-complex="14pt"/>
    </style:style>
    <style:style style:name="T7" style:family="text">
      <style:text-properties fo:font-size="14pt" officeooo:rsid="0016bd93" style:font-size-asian="12.25pt" style:font-size-complex="14pt"/>
    </style:style>
    <style:style style:name="T8" style:family="text">
      <style:text-properties fo:font-size="14pt" officeooo:rsid="0016fab7" style:font-size-asian="12.25pt" style:font-size-complex="14pt"/>
    </style:style>
    <style:style style:name="T9" style:family="text">
      <style:text-properties fo:font-size="14pt" officeooo:rsid="001f2eaf" style:font-size-asian="12.25pt" style:font-size-complex="14pt"/>
    </style:style>
    <style:style style:name="T10" style:family="text">
      <style:text-properties fo:font-size="14pt" officeooo:rsid="0027f341" style:font-size-asian="12.25pt" style:font-size-complex="14pt"/>
    </style:style>
    <style:style style:name="T11" style:family="text">
      <style:text-properties fo:font-size="14pt" officeooo:rsid="00297926" style:font-size-asian="12.25pt" style:font-size-complex="14pt"/>
    </style:style>
    <style:style style:name="T12" style:family="text">
      <style:text-properties fo:font-size="14pt" officeooo:rsid="002f3f69" style:font-size-asian="12.25pt" style:font-size-complex="14pt"/>
    </style:style>
    <style:style style:name="T13" style:family="text">
      <style:text-properties fo:font-size="14pt" officeooo:rsid="002fe907" style:font-size-asian="12.25pt" style:font-size-complex="14pt"/>
    </style:style>
    <style:style style:name="T14" style:family="text">
      <style:text-properties fo:font-size="14pt" officeooo:rsid="0032af27" style:font-size-asian="12.25pt" style:font-size-complex="14pt"/>
    </style:style>
    <style:style style:name="T15" style:family="text">
      <style:text-properties fo:font-size="14pt" officeooo:rsid="0034464b" style:font-size-asian="12.25pt" style:font-size-complex="14pt"/>
    </style:style>
    <style:style style:name="T16" style:family="text">
      <style:text-properties fo:font-size="14pt" officeooo:rsid="00346c8c" style:font-size-asian="12.25pt" style:font-size-complex="14pt"/>
    </style:style>
    <style:style style:name="T17" style:family="text">
      <style:text-properties fo:font-size="14pt" officeooo:rsid="003dd5ae" style:font-size-asian="12.25pt" style:font-size-complex="14pt"/>
    </style:style>
    <style:style style:name="T18" style:family="text">
      <style:text-properties fo:font-size="14pt" officeooo:rsid="003e4f59" style:font-size-asian="12.25pt" style:font-size-complex="14pt"/>
    </style:style>
    <style:style style:name="T19" style:family="text">
      <style:text-properties fo:font-size="14pt" fo:font-weight="bold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1f2eaf" style:font-size-asian="12.25pt" style:font-weight-asian="bold" style:font-size-complex="14pt" style:font-weight-complex="bold"/>
    </style:style>
    <style:style style:name="T21" style:family="text">
      <style:text-properties fo:font-size="14pt" fo:font-weight="bold" officeooo:rsid="0015eda2" style:font-size-asian="12.25pt" style:font-weight-asian="bold" style:font-size-complex="14pt" style:font-weight-complex="bold"/>
    </style:style>
    <style:style style:name="T22" style:family="text">
      <style:text-properties fo:font-size="14pt" fo:font-weight="bold" officeooo:rsid="002f3f69" style:font-size-asian="12.25pt" style:font-weight-asian="bold" style:font-size-complex="14pt" style:font-weight-complex="bold"/>
    </style:style>
    <style:style style:name="T23" style:family="text">
      <style:text-properties fo:font-size="14pt" fo:font-weight="normal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38d1bb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3dbab5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3dd5ae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3fd000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officeooo:rsid="0041651a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41651a" style:font-size-asian="14pt" style:font-weight-asian="normal" style:font-size-complex="14pt" style:font-weight-complex="normal"/>
    </style:style>
    <style:style style:name="T30" style:family="text">
      <style:text-properties officeooo:rsid="0019d6ba"/>
    </style:style>
    <style:style style:name="T31" style:family="text">
      <style:text-properties officeooo:rsid="001a9d98"/>
    </style:style>
    <style:style style:name="T32" style:family="text">
      <style:text-properties officeooo:rsid="001c636b"/>
    </style:style>
    <style:style style:name="T33" style:family="text">
      <style:text-properties officeooo:rsid="001dbdfd"/>
    </style:style>
    <style:style style:name="T34" style:family="text">
      <style:text-properties officeooo:rsid="001edd0e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4de714" style:font-weight-asian="normal" style:font-weight-complex="normal"/>
    </style:style>
    <style:style style:name="T37" style:family="text">
      <style:text-properties fo:font-weight="normal" officeooo:rsid="004f2cf1" style:font-weight-asian="normal" style:font-weight-complex="normal"/>
    </style:style>
    <style:style style:name="T38" style:family="text">
      <style:text-properties fo:font-weight="normal" officeooo:rsid="0050207d" style:font-weight-asian="normal" style:font-weight-complex="normal"/>
    </style:style>
    <style:style style:name="T39" style:family="text">
      <style:text-properties fo:font-weight="normal" officeooo:rsid="00577ad4" style:font-weight-asian="normal" style:font-weight-complex="normal"/>
    </style:style>
    <style:style style:name="T40" style:family="text">
      <style:text-properties fo:font-weight="normal" officeooo:rsid="00730b70" style:font-weight-asian="normal" style:font-weight-complex="normal"/>
    </style:style>
    <style:style style:name="T41" style:family="text">
      <style:text-properties fo:font-weight="normal" officeooo:rsid="00741910" style:font-weight-asian="normal" style:font-weight-complex="normal"/>
    </style:style>
    <style:style style:name="T42" style:family="text">
      <style:text-properties fo:font-weight="normal" officeooo:rsid="007c49da" style:font-weight-asian="normal" style:font-weight-complex="normal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6pt" fo:font-weight="normal" officeooo:rsid="003dd5ae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3e4f59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38d1bb" style:font-size-asian="16pt" style:font-weight-asian="normal" style:font-size-complex="16pt" style:font-weight-complex="normal"/>
    </style:style>
    <style:style style:name="T47" style:family="text">
      <style:text-properties fo:font-size="18pt" fo:font-weight="normal" officeooo:rsid="00404f34" style:font-size-asian="18pt" style:font-weight-asian="normal" style:font-size-complex="18pt" style:font-weight-complex="normal"/>
    </style:style>
    <style:style style:name="T48" style:family="text">
      <style:text-properties fo:font-variant="normal" fo:text-transform="none" fo:color="#677294" loext:opacity="100%" style:font-name="Poppins" fo:font-size="11.25pt" fo:letter-spacing="normal" fo:font-style="normal" fo:font-weight="normal" officeooo:rsid="0041651a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loext:opacity="100%" style:font-name="Poppins" fo:font-size="14pt" fo:letter-spacing="normal" fo:font-style="normal" fo:font-weight="bold" style:font-size-asian="12.25pt" style:font-size-complex="14pt"/>
    </style:style>
    <style:style style:name="T50" style:family="text">
      <style:text-properties fo:font-variant="normal" fo:text-transform="none" fo:color="#000000" loext:opacity="100%" style:font-name="Poppins" fo:font-size="14pt" fo:letter-spacing="normal" fo:font-style="normal" fo:font-weight="bold" officeooo:rsid="006a4034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000000" loext:opacity="100%" style:font-name="Poppins" fo:letter-spacing="normal" fo:font-style="normal" fo:font-weight="bold"/>
    </style:style>
    <style:style style:name="T52" style:family="text">
      <style:text-properties fo:font-variant="normal" fo:text-transform="none" fo:color="#5f6368" loext:opacity="100%" style:font-name="Arial" fo:font-size="10.5pt" fo:letter-spacing="normal" fo:font-style="normal" fo:font-weight="normal"/>
    </style:style>
    <style:style style:name="T53" style:family="text">
      <style:text-properties fo:font-variant="normal" fo:text-transform="none" fo:color="#4d5156" loext:opacity="100%" style:font-name="Arial" fo:font-size="10.5pt" fo:letter-spacing="normal" fo:font-style="normal" fo:font-weight="normal"/>
    </style:style>
    <style:style style:name="T54" style:family="text">
      <style:text-properties fo:font-variant="normal" fo:text-transform="none" fo:color="#4d5156" loext:opacity="100%" fo:letter-spacing="normal"/>
    </style:style>
    <style:style style:name="T55" style:family="text">
      <style:text-properties officeooo:rsid="0048b58f"/>
    </style:style>
    <style:style style:name="T56" style:family="text">
      <style:text-properties officeooo:rsid="0048c782"/>
    </style:style>
    <style:style style:name="T57" style:family="text">
      <style:text-properties officeooo:rsid="00495af4"/>
    </style:style>
    <style:style style:name="T58" style:family="text">
      <style:text-properties officeooo:rsid="004f2cf1"/>
    </style:style>
    <style:style style:name="T59" style:family="text">
      <style:text-properties officeooo:rsid="0058ffaa"/>
    </style:style>
    <style:style style:name="T60" style:family="text">
      <style:text-properties officeooo:rsid="005a1ef7"/>
    </style:style>
    <style:style style:name="T61" style:family="text">
      <style:text-properties officeooo:rsid="005a2a6d"/>
    </style:style>
    <style:style style:name="T62" style:family="text">
      <style:text-properties officeooo:rsid="005bb347"/>
    </style:style>
    <style:style style:name="T63" style:family="text">
      <style:text-properties officeooo:rsid="006cf22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span text:style-name="T2">Manual Testing</text:span></text:p>
      <text:p text:style-name="P1"><text:span text:style-name="T2">Software Testing:</text:span> is the process of finding the bugs in a application. <text:span text:style-name="T1">In this it will <text:tab/><text:tab/>validate and verifying that software application. </text:span><text:span text:style-name="T3">Result of this we <text:tab/><text:tab/>can deliver guality results to the client.</text:span></text:p>
      <text:list xml:id="list491305219" text:style-name="L2">
        <text:list-item>
          <text:p text:style-name="P3">How to identify the bugs?</text:p>
          <text:list>
            <text:list-item>
              <text:p text:style-name="P3">Verification : <text:span text:style-name="T30">what are the developer are done</text:span><text:span text:style-name="T34">(components)</text:span><text:span text:style-name="T30"> we will check the matching with application (requirements will match</text:span><text:span text:style-name="T31">ing or not</text:span><text:span text:style-name="T30">)</text:span></text:p>
            </text:list-item>
            <text:list-item>
              <text:p text:style-name="P4">Validation : <text:span text:style-name="T33">Functionality wise m</text:span><text:span text:style-name="T32">eets the user needs </text:span></text:p>
              <text:p text:style-name="P4"/>
            </text:list-item>
          </text:list>
        </text:list-item>
      </text:list>
      <text:p text:style-name="P2"><text:span text:style-name="T2">SDLC</text:span>: Software Development Life Cycle involved in various stages.like</text:p>
      <text:p text:style-name="P2"><text:tab/></text:p>
      <text:list xml:id="list2870247302" text:style-name="L1">
        <text:list-item>
          <text:p text:style-name="P23"><text:span text:style-name="T5">Requirement gathering and Analysis.</text:span></text:p>
        </text:list-item>
        <text:list-item>
          <text:p text:style-name="P24"><text:span text:style-name="T5">D</text:span><text:span text:style-name="T4">esign</text:span></text:p>
        </text:list-item>
        <text:list-item>
          <text:p text:style-name="P23"><text:span text:style-name="T5">Implementation</text:span></text:p>
        </text:list-item>
        <text:list-item>
          <text:p text:style-name="P23"><text:span text:style-name="T5">Testing</text:span></text:p>
        </text:list-item>
        <text:list-item>
          <text:p text:style-name="P23"><text:span text:style-name="T5">Deployment</text:span></text:p>
        </text:list-item>
        <text:list-item>
          <text:p text:style-name="P23"><text:span text:style-name="T5">Maintenance</text:span></text:p>
        </text:list-item>
      </text:list>
      <text:p text:style-name="P34"><text:span text:style-name="T6">Test Planes:</text:span></text:p>
      <text:p text:style-name="P25"><text:span text:style-name="T6"/></text:p>
      <text:p text:style-name="P25"><text:span text:style-name="T21">Test Cases</text:span><text:span text:style-name="T6">: Login Functionality</text:span></text:p>
      <text:p text:style-name="P25"><text:span text:style-name="T6"><text:tab/>Test Scenarios1: Login with valid credentials</text:span></text:p>
      <text:p text:style-name="P25"><text:span text:style-name="T6"><text:tab/>Test Scenarios2: Login with invalid credentials.</text:span></text:p>
      <text:p text:style-name="P26"><text:span text:style-name="T6"><text:tab/> Test Scenarios</text:span><text:span text:style-name="T7">3</text:span><text:span text:style-name="T6">: Login with</text:span><text:span text:style-name="T7">out</text:span><text:span text:style-name="T6"> credentials.</text:span></text:p>
      <text:p text:style-name="P27"><text:span text:style-name="T8">Executing test Cases.</text:span></text:p>
      <text:p text:style-name="P27"><text:span text:style-name="T20">Process</text:span><text:span text:style-name="T9">: </text:span></text:p>
      <text:list xml:id="list956198523" text:style-name="L4">
        <text:list-item>
          <text:p text:style-name="P28"><text:span text:style-name="T4">Go through the requirement documentation ask doubts take the clarification with stacke holders</text:span></text:p>
        </text:list-item>
        <text:list-item>
          <text:p text:style-name="P28"><text:span text:style-name="T4">Create Test planes</text:span></text:p>
        </text:list-item>
        <text:list-item>
          <text:p text:style-name="P28"><text:span text:style-name="T4">Create Test Cases</text:span></text:p>
        </text:list-item>
        <text:list-item>
          <text:p text:style-name="P28"><text:span text:style-name="T4">Execute Test cases</text:span></text:p>
        </text:list-item>
        <text:list-item>
          <text:p text:style-name="P28"><text:span text:style-name="T4">Report and Track the defects</text:span></text:p>
        </text:list-item>
        <text:list-item>
          <text:p text:style-name="P28"><text:span text:style-name="T4">Retest the fixed defects</text:span></text:p>
          <text:p text:style-name="P28"><text:span text:style-name="T4"/></text:p>
        </text:list-item>
      </text:list>
      <text:p text:style-name="P29"><text:span text:style-name="T19">Test Basis</text:span><text:span text:style-name="T4">: contain Documentation,architecture test cases</text:span></text:p>
      <text:p text:style-name="P30"><text:span text:style-name="T4">step 1: explore the application which you got by the client</text:span></text:p>
      <text:p text:style-name="P30"><text:span text:style-name="T4"/></text:p>
      <text:p text:style-name="P32"><text:span text:style-name="T4">Project Types:</text:span></text:p>
      <text:list xml:id="list1074432972" text:style-name="L5">
        <text:list-item>
          <text:p text:style-name="P31"><text:span text:style-name="T4">Traditional : More documentation and less communication with stack holders</text:span></text:p>
        </text:list-item>
        <text:list-item>
          <text:p text:style-name="P31"><text:span text:style-name="T4">Ajile Project: Less documentation and More Communication with stack holders</text:span></text:p>
          <text:p text:style-name="P31"><text:span text:style-name="T4"/></text:p>
        </text:list-item>
      </text:list>
      <text:p text:style-name="P33"><text:span text:style-name="T4">Documents Types:</text:span></text:p>
      <text:list xml:id="list2233535705" text:style-name="L6">
        <text:list-item>
          <text:p text:style-name="P36"><text:soft-page-break/><text:span text:style-name="T4">Business Requirement Documentation</text:span></text:p>
        </text:list-item>
        <text:list-item>
          <text:p text:style-name="P36"><text:span text:style-name="T4">Test plan document</text:span></text:p>
          <text:list>
            <text:list-item>
              <text:p text:style-name="P39"><text:span text:style-name="T11">s</text:span><text:span text:style-name="T4">cope: which area we want to test is called scope</text:span></text:p>
            </text:list-item>
          </text:list>
        </text:list-item>
        <text:list-item>
          <text:p text:style-name="P36"><text:span text:style-name="T4">Test Cases</text:span></text:p>
          <text:list>
            <text:list-header>
              <text:p text:style-name="P37"><text:span text:style-name="T4">→ </text:span><text:span text:style-name="T11">it will go to client review. </text:span><text:span text:style-name="T13">After approved </text:span></text:p>
            </text:list-header>
            <text:list-item>
              <text:p text:style-name="P42"><text:span text:style-name="T13">T</text:span><text:span text:style-name="T4">hen only Testing will start</text:span></text:p>
            </text:list-item>
          </text:list>
        </text:list-item>
        <text:list-item>
          <text:p text:style-name="P36"><text:span text:style-name="T4">Report </text:span><text:span text:style-name="T10">and Results</text:span></text:p>
        </text:list-item>
      </text:list>
      <text:p text:style-name="P38"><text:span text:style-name="T10"/></text:p>
      <text:p text:style-name="P40"><text:span text:style-name="T10">S</text:span><text:span text:style-name="T4">ome type of Testing: </text:span></text:p>
      <text:list xml:id="list2689528027" text:style-name="L7">
        <text:list-item>
          <text:p text:style-name="P41"><text:span text:style-name="T4">Flow &amp; Scenario testing:</text:span><text:span text:style-name="T12">ATM withdraw process</text:span></text:p>
        </text:list-item>
        <text:list-item>
          <text:p text:style-name="P41"><text:span text:style-name="T4">Usability Testing: </text:span><text:span text:style-name="T12">Each Account having one Number </text:span></text:p>
        </text:list-item>
        <text:list-item>
          <text:p text:style-name="P41"><text:span text:style-name="T4">User interface Testing: GUI testing </text:span><text:span text:style-name="T12">like arrow symbol,letter styles</text:span></text:p>
        </text:list-item>
        <text:list-item>
          <text:p text:style-name="P43"><text:span text:style-name="T22">T</text:span><text:span text:style-name="T19">est environment</text:span><text:span text:style-name="T4">(broser testing like Crome,Firefox,IE&amp;edge,Safari)</text:span></text:p>
        </text:list-item>
        <text:list-item>
          <text:p text:style-name="P44"><text:span text:style-name="T14">Operating System: Windows 7,8,1</text:span><text:span text:style-name="T16">0</text:span></text:p>
        </text:list-item>
        <text:list-item>
          <text:p text:style-name="P44"><text:span text:style-name="T15">Mobile Application</text:span></text:p>
        </text:list-item>
        <text:list-item>
          <text:p text:style-name="P44"><text:span text:style-name="T15">Desktop Application</text:span><text:span text:style-name="T4"> </text:span></text:p>
          <text:p text:style-name="P44"><text:span text:style-name="T4"/></text:p>
        </text:list-item>
      </text:list>
      <text:p text:style-name="P35"><text:span text:style-name="T4">Bug Tracking Tools/Defect Tracking tools: </text:span></text:p>
      <text:p text:style-name="P35"><text:span text:style-name="T26"><text:tab/><text:tab/><text:tab/></text:span><text:span text:style-name="T44">J</text:span><text:span text:style-name="T45">i</text:span><text:span text:style-name="T44">ra</text:span><text:span text:style-name="T43">,</text:span><text:span text:style-name="T46">VersionOne,</text:span><text:span text:style-name="T24">LeanTesting,</text:span><text:span text:style-name="T25">Mantis,</text:span><text:span text:style-name="T27">Redmine</text:span></text:p>
      <text:list xml:id="list3563203437" text:style-name="L8">
        <text:list-item>
          <text:p text:style-name="P47"><text:span text:style-name="T17">Test Managment Tool-- J</text:span><text:span text:style-name="T18">i</text:span><text:span text:style-name="T17">ra</text:span></text:p>
        </text:list-item>
        <text:list-item>
          <text:p text:style-name="P45"><text:span text:style-name="T4">Bug tracking tool -- J</text:span><text:span text:style-name="T18">i</text:span><text:span text:style-name="T4">ra</text:span></text:p>
        </text:list-item>
        <text:list-item>
          <text:p text:style-name="P45"><text:span text:style-name="T4">Test Cases -- J</text:span><text:span text:style-name="T18">i</text:span><text:span text:style-name="T4">ra</text:span></text:p>
        </text:list-item>
        <text:list-item>
          <text:p text:style-name="P45"><text:span text:style-name="T4">Requirement -- J</text:span><text:span text:style-name="T18">i</text:span><text:span text:style-name="T4">ra</text:span></text:p>
        </text:list-item>
        <text:list-item>
          <text:p text:style-name="P45"><text:span text:style-name="T4">Result – J</text:span><text:span text:style-name="T18">i</text:span><text:span text:style-name="T4">ra</text:span></text:p>
        </text:list-item>
      </text:list>
      <text:p text:style-name="P48"><text:span text:style-name="T4">Issue Types:</text:span></text:p>
      <text:list xml:id="list221834083" text:style-name="L9">
        <text:list-item>
          <text:p text:style-name="P49"><text:span text:style-name="T4">Functional</text:span></text:p>
        </text:list-item>
        <text:list-item>
          <text:p text:style-name="P49"><text:span text:style-name="T4">Usability</text:span></text:p>
        </text:list-item>
        <text:list-item>
          <text:p text:style-name="P49"><text:span text:style-name="T4">Visual </text:span></text:p>
        </text:list-item>
        <text:list-item>
          <text:p text:style-name="P49"><text:span text:style-name="T4">Text</text:span></text:p>
        </text:list-item>
        <text:list-item>
          <text:p text:style-name="P49"><text:span text:style-name="T4">Suggestion</text:span></text:p>
        </text:list-item>
        <text:list-item>
          <text:p text:style-name="P49"><text:span text:style-name="T4">User input data</text:span></text:p>
        </text:list-item>
      </text:list>
      <text:p text:style-name="P48"><text:span text:style-name="T4">Sevirity:<text:tab/>: </text:span></text:p>
      <table:table table:name="Table1" table:style-name="Table1">
        <table:table-column table:style-name="Table1.A"/>
        <table:table-row table:style-name="TableLine2076697701232">
          <table:table-cell table:style-name="Table1.A1" office:value-type="string">
            <text:p text:style-name="Table_20_Contents">Severity means the seriousness of the defect in the product functionality.</text:p>
          </table:table-cell>
        </table:table-row>
      </table:table>
      <text:p text:style-name="P80"><text:span text:style-name="T4"><text:line-break/></text:span></text:p>
      <text:list xml:id="list1789263895" text:style-name="L11">
        <text:list-item>
          <text:p text:style-name="P50"><text:span text:style-name="T4">Trivial</text:span></text:p>
        </text:list-item>
        <text:list-item>
          <text:p text:style-name="P50"><text:span text:style-name="T4">Minor</text:span></text:p>
        </text:list-item>
        <text:list-item>
          <text:p text:style-name="P50"><text:span text:style-name="T4">Major</text:span></text:p>
        </text:list-item>
        <text:list-item>
          <text:p text:style-name="P50"><text:span text:style-name="T4">Critical</text:span></text:p>
        </text:list-item>
      </text:list>
      <text:p text:style-name="P58">Reproducibility:</text:p>
      <text:list xml:id="list1605566422" text:style-name="L12">
        <text:list-item>
          <text:p text:style-name="P59"><text:soft-page-break/>Some times</text:p>
        </text:list-item>
        <text:list-item>
          <text:p text:style-name="P59">Once</text:p>
        </text:list-item>
        <text:list-item>
          <text:p text:style-name="P59">Random</text:p>
        </text:list-item>
        <text:list-item>
          <text:p text:style-name="P59">Always</text:p>
          <text:p text:style-name="P59"/>
        </text:list-item>
      </text:list>
      <text:p text:style-name="P51">Lean Testing: <text:span text:style-name="T35">some components are:</text:span></text:p>
      <text:list xml:id="list2214246388" text:style-name="L10">
        <text:list-item>
          <text:p text:style-name="P52"><text:span text:style-name="T35">Add Project Components</text:span></text:p>
        </text:list-item>
        <text:list-item>
          <text:p text:style-name="P52"><text:span text:style-name="T35">Assign to</text:span></text:p>
        </text:list-item>
        <text:list-item>
          <text:p text:style-name="P53"><text:span text:style-name="T35">Severity:</text:span><text:span text:style-name="T28">causing impact to the application</text:span></text:p>
        </text:list-item>
        <text:list-item>
          <text:p text:style-name="P60"><text:span text:style-name="T47">Priority: </text:span><text:span text:style-name="T48">Priority means how soon the bug should be fixed.</text:span><text:span text:style-name="T29"> </text:span></text:p>
        </text:list-item>
        <text:list-item>
          <text:p text:style-name="P52"><text:span text:style-name="T35">Issue type</text:span></text:p>
        </text:list-item>
        <text:list-item>
          <text:p text:style-name="P52"><text:span text:style-name="T35">Found in Version</text:span></text:p>
        </text:list-item>
        <text:list-item>
          <text:p text:style-name="P52"><text:span text:style-name="T35">Issue Name</text:span></text:p>
        </text:list-item>
        <text:list-item>
          <text:p text:style-name="P52"><text:span text:style-name="T35">Description</text:span></text:p>
        </text:list-item>
        <text:list-item>
          <text:p text:style-name="P52"><text:span text:style-name="T35">Expected result</text:span></text:p>
        </text:list-item>
        <text:list-item>
          <text:p text:style-name="P55"><text:span text:style-name="T35">Reproducibility</text:span></text:p>
        </text:list-item>
        <text:list-item>
          <text:p text:style-name="P57"><text:span text:style-name="T35">Steps to Reproduce</text:span></text:p>
        </text:list-item>
        <text:list-item>
          <text:p text:style-name="P56"><text:span text:style-name="T35">Platform type:(windows,OS,device type,model)</text:span></text:p>
        </text:list-item>
      </text:list>
      <text:p text:style-name="P54"><text:span text:style-name="T35"/></text:p>
      <text:p text:style-name="P93"><text:span text:style-name="Strong_20_Emphasis"><text:span text:style-name="T49">) High severity and High priority</text:span></text:span></text:p>
      <text:p text:style-name="P82">The user is not able to log in to the application with a valid username and password credentials. This is a very critical scenario and this needs to be fixed as soon as possible.</text:p>
      <text:p text:style-name="P81"><text:span text:style-name="Strong_20_Emphasis"><text:span text:style-name="T51">2) Low priority and Low severity</text:span></text:span></text:p>
      <text:p text:style-name="P82">If any form of the website has a spelling mistake, this defect is set as Low Severity and Low Priority.</text:p>
      <text:p text:style-name="P81"><text:span text:style-name="Strong_20_Emphasis"><text:span text:style-name="T51">3) Low severity and High Priority</text:span></text:span></text:p>
      <text:p text:style-name="P82">The logo of the company on the front page or home page is displayed wrong in the application, this defect is set to be a High Priority and Low Severity defect.</text:p>
      <text:p text:style-name="P81"><text:span text:style-name="Strong_20_Emphasis"><text:span text:style-name="T51">4) Low Priority and High Severity</text:span></text:span></text:p>
      <text:p text:style-name="P82">There are some buttons on the website or application which are overlapping. Even if clickable, are creating a hassle.</text:p>
      <text:p text:style-name="P83"><text:span text:style-name="T2">Test Suite</text:span>: is the collection of Test Cases</text:p>
      <text:p text:style-name="P84"><text:soft-page-break/>Testing Types:</text:p>
      <text:p text:style-name="P86">Smoke Testing: <text:span text:style-name="T35">it is also called Acceptance Testing or Build verification testing</text:span></text:p>
      <text:p text:style-name="P85"><text:span text:style-name="T35">we can also say that smoke test is used to test all the functionality of the Software products or check whether the build is broken or not</text:span></text:p>
      <text:p text:style-name="P88"><text:span text:style-name="T35">this test also done by the developer.</text:span></text:p>
      <text:p text:style-name="P89">Sanity Testing: <text:s/><text:span text:style-name="T35">it is performed to check whether the bugs have been fixed after the build. Generally Sanity testing is performing on stable builds. It is also known as variant of regression testing.</text:span></text:p>
      <text:p text:style-name="P90"><text:span text:style-name="T35">If the Sanity test fails, the build is rejected to save the cost and time complex is more seer testing. </text:span></text:p>
      <text:p text:style-name="P91">Regression Testing: <text:span text:style-name="T35">This testing will check .Old feature should not impact due to new changes.</text:span></text:p>
      <text:p text:style-name="P92"><text:span text:style-name="T35">In order to verify that the system still behaves correctly after the changes have been made.</text:span></text:p>
      <text:p text:style-name="P94"><text:span text:style-name="T50">Ad hoc Testing: </text:span><text:span text:style-name="Emphasis"><text:span text:style-name="T52">Ad hoc testing</text:span></text:span><text:span text:style-name="T54"> </text:span><text:span text:style-name="T53">is a commonly used term for planned software testing that is performed without initial test case documentation;</text:span> </text:p>
      <text:p text:style-name="P88"><text:span text:style-name="T35"/></text:p>
      <text:p text:style-name="P87"><text:span text:style-name="T35"/></text:p>
      <text:p text:style-name="P46"><text:span text:style-name="T23"/></text:p>
      <text:p text:style-name="P6"/>
      <text:p text:style-name="P76">Selenium</text:p>
      <text:p text:style-name="P6">Automation Testing:</text:p>
      <text:p text:style-name="P5"><text:s/>testing done by some of tools like Cypress, Selinium, Apium <text:span text:style-name="T55">and </text:span>UFT <text:span text:style-name="T55">instead of a person/</text:span><text:span text:style-name="T56">tester</text:span><text:span text:style-name="T55"> </text:span>thease are call Testing tool</text:p>
      <text:p text:style-name="P5"/>
      <text:p text:style-name="P61">Selenium: </text:p>
      <text:p text:style-name="P21">selenium is the test automation tool. Instead of person testing manually Selenium will test automatically using the developed code.</text:p>
      <text:p text:style-name="P21"/>
      <text:p text:style-name="P7">Web Application:</text:p>
      <text:p text:style-name="P22">The application which runs on the browser <text:span text:style-name="T57">with help of Internet</text:span> is called as an WebApplication. Ex: <text:span text:style-name="T57">Crome</text:span>,Facebook,Amazon</text:p>
      <text:p text:style-name="P22">selenium cannot automate the Desktop Application , Mobile application</text:p>
      <text:p text:style-name="P22"/>
      <text:p text:style-name="P8">Official Website of Selenium: <text:span text:style-name="T35">Selenium.dev</text:span></text:p>
      <text:p text:style-name="P8"><text:span text:style-name="T35"/></text:p>
      <text:p text:style-name="P9"><text:soft-page-break/><text:span text:style-name="T35">Components of Selenium: </text:span><text:span text:style-name="T36">Selenium is not a single tools. It is the combination of multiple Components called </text:span><text:span text:style-name="T35">Web Driver,IDE,Grid, </text:span><text:span text:style-name="T36">RC(outdated)</text:span></text:p>
      <text:p text:style-name="P9"><text:span text:style-name="T35"/></text:p>
      <text:p text:style-name="P10"><text:span text:style-name="T35">Different OS will support: Windows, macOS(apple), Linux(ubuntu)</text:span></text:p>
      <text:p text:style-name="P10"><text:span text:style-name="T35"/></text:p>
      <text:p text:style-name="P11"><text:span text:style-name="T35">Selenium support Programming language: Java, Java</text:span><text:span text:style-name="T37">Sc</text:span><text:span text:style-name="T35">ript, Python, C#, Ruby, Others</text:span></text:p>
      <text:p text:style-name="P11"><text:span text:style-name="T35"/></text:p>
      <text:p text:style-name="P12"><text:span text:style-name="T35">Latest Version of Selenium: 4.24.0 sept 20, 2024</text:span></text:p>
      <text:p text:style-name="P12"><text:span text:style-name="T35"><text:tab/><text:tab/><text:tab/></text:span><text:span text:style-name="T37">selenium 4 released on 2021</text:span></text:p>
      <text:p text:style-name="P12"><text:span text:style-name="T37"/></text:p>
      <text:p text:style-name="P75"><text:span text:style-name="T58">H</text:span>TML</text:p>
      <text:p text:style-name="P12"><text:span text:style-name="T37"/></text:p>
      <text:p text:style-name="P13"><text:span text:style-name="T37">U</text:span><text:span text:style-name="T35">se of HTML: to create a Web Pages </text:span><text:span text:style-name="T38">on any Web Application</text:span></text:p>
      <text:p text:style-name="P13"><text:span text:style-name="T38"/></text:p>
      <text:p text:style-name="P14"><text:span text:style-name="T38">Different</text:span><text:span text:style-name="T35"> things available in HTML:</text:span></text:p>
      <text:list xml:id="list2922335265" text:style-name="L13">
        <text:list-item>
          <text:p text:style-name="P15"><text:span text:style-name="T35">Elements</text:span></text:p>
        </text:list-item>
        <text:list-item>
          <text:p text:style-name="P15"><text:span text:style-name="T35">Attribute Names</text:span><text:span text:style-name="T39">: id,name,value</text:span></text:p>
        </text:list-item>
        <text:list-item>
          <text:p text:style-name="P15"><text:span text:style-name="T35">Attribute Values: “</text:span><text:span text:style-name="T39">0003”,”abc”,</text:span></text:p>
        </text:list-item>
        <text:list-item>
          <text:p text:style-name="P15"><text:span text:style-name="T35">Tags</text:span></text:p>
        </text:list-item>
        <text:list-item>
          <text:p text:style-name="P15"><text:span text:style-name="T35">Enclosed Text</text:span></text:p>
        </text:list-item>
        <text:list-item>
          <text:p text:style-name="P62"><text:span text:style-name="T60">some of tags </text:span>&lt;<text:span text:style-name="T59">html&gt; &lt;head&gt; &lt;body&gt; &lt;</text:span><text:span text:style-name="T60">title&gt;&lt;</text:span><text:span text:style-name="T61">a </text:span><text:span text:style-name="T62">href = “ ”</text:span><text:span text:style-name="T61">&gt;</text:span></text:p>
        </text:list-item>
        <text:list-item>
          <text:p text:style-name="P65">Ruler tag: <text:span text:style-name="T2">&lt;hr/&gt; </text:span>will give row entire page</text:p>
        </text:list-item>
        <text:list-item>
          <text:p text:style-name="P66">Immage tag: <text:span text:style-name="T2">&lt;img src = “ “ /</text:span>&gt;</text:p>
        </text:list-item>
        <text:list-item>
          <text:p text:style-name="P67">Line break tag: <text:span text:style-name="T2">&lt;br/&gt;</text:span></text:p>
        </text:list-item>
      </text:list>
      <text:p text:style-name="P77">Locators</text:p>
      <text:p text:style-name="P68">Selenium by default can’t locate the elements. Using locators only it can take action on the elements.</text:p>
      <text:p text:style-name="P69">Different types of locator we use in Selenium for finding UI element of Application. There are..</text:p>
      <text:list xml:id="list3859443209" text:style-name="L14">
        <text:list-item>
          <text:p text:style-name="P70">ID</text:p>
        </text:list-item>
        <text:list-item>
          <text:p text:style-name="P70">Name</text:p>
        </text:list-item>
        <text:list-item>
          <text:p text:style-name="P70">Class Name</text:p>
        </text:list-item>
        <text:list-item>
          <text:p text:style-name="P70">CSS Selector</text:p>
        </text:list-item>
        <text:list-item>
          <text:p text:style-name="P70">Xpath Expression</text:p>
        </text:list-item>
        <text:list-item>
          <text:p text:style-name="P70">DOM</text:p>
        </text:list-item>
      </text:list>
      <text:p text:style-name="P71"><text:span text:style-name="T2">Absolute Xpath</text:span>: <text:span text:style-name="T63">start form root element &lt;html&gt;</text:span></text:p>
      <text:p text:style-name="P72"><text:span text:style-name="T2">Relative Xpath</text:span>: it will locate direct UI element</text:p>
      <text:p text:style-name="P73"><text:soft-page-break/><text:span text:style-name="T2">Selectors Hub</text:span>: use for find the Element of Xpath and CSS selector</text:p>
      <text:list xml:id="list162149849060818" text:continue-list="list2922335265" text:style-name="L13">
        <text:list-header>
          <text:p text:style-name="P15"><text:span text:style-name="T35"/></text:p>
        </text:list-header>
      </text:list>
      <text:p text:style-name="P78">Java</text:p>
      <text:p text:style-name="P74"/>
      <text:p text:style-name="P74"><text:span text:style-name="T2">Over Loading</text:span>: this method will allow to duplicate methods with different count of Parameters and number of Parameters. </text:p>
      <text:p text:style-name="P74"/>
      <text:p text:style-name="P63">Constructor: <text:span text:style-name="T35">it should be same class name. Remove static void. </text:span><text:span text:style-name="T42">It doesn’t have return type.</text:span></text:p>
      <text:p text:style-name="P63"><text:span text:style-name="T35"/></text:p>
      <text:p text:style-name="P64">Inheritance: <text:span text:style-name="T40">inheritance is a mechanism which acquires the properties of another Class (one class variables and method). </text:span><text:span text:style-name="T41">With using extends keyword.</text:span></text:p>
      <text:p text:style-name="P16"><text:span text:style-name="T38">e</text:span><text:span text:style-name="T35">x: public class HDFC extends BANK{}</text:span></text:p>
      <text:p text:style-name="P17"><text:span text:style-name="T35">Child class can have special properties.</text:span></text:p>
      <text:p text:style-name="P18"><text:span text:style-name="T35">Child class can get properties of Parent class but Parent class can’t get Child class properties</text:span></text:p>
      <text:p text:style-name="P19"><text:span text:style-name="T35">with this inheritance we can reduce the repeated code.</text:span></text:p>
      <text:p text:style-name="P19"><text:span text:style-name="T35"/></text:p>
      <text:p text:style-name="P20">Override Method: </text:p>
      <text:p text:style-name="P16"><text:span text:style-name="T35"/></text:p>
      <text:p text:style-name="P8"><text:span text:style-name="T35"><text:s/></text:span></text:p>
      <text:p text:style-name="P8"><text:span text:style-name="T3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oppins" svg:font-family="Poppins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29T10:50:31.998000000</dc:date>
    <meta:editing-duration>P1DT10H52M47S</meta:editing-duration>
    <meta:editing-cycles>95</meta:editing-cycles>
    <meta:generator>LibreOffice/7.3.4.2$Windows_X86_64 LibreOffice_project/728fec16bd5f605073805c3c9e7c4212a0120dc5</meta:generator>
    <meta:document-statistic meta:table-count="1" meta:image-count="0" meta:object-count="0" meta:page-count="7" meta:paragraph-count="156" meta:word-count="1081" meta:character-count="6499" meta:non-whitespace-character-count="5613"/>
  </office:meta>
</office:document-meta>
</file>